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font-style="normal" fo:font-weight="normal" officeooo:paragraph-rsid="0029a961"/>
    </style:style>
    <style:style style:name="P33" style:family="paragraph" style:parent-style-name="Text_20_body">
      <style:text-properties fo:font-variant="normal" fo:text-transform="none" fo:letter-spacing="normal"/>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Heading_20_3">
      <style:text-properties style:font-name="DejaVu Sans" fo:font-size="12pt" fo:font-weight="normal" style:font-size-asian="12pt" style:font-size-complex="12pt"/>
    </style:style>
    <style:style style:name="P48"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9"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0" style:family="paragraph" style:parent-style-name="Text_20_body">
      <style:text-properties style:font-name="inherit" fo:font-size="12pt" officeooo:paragraph-rsid="0011d4c1" style:font-size-asian="12pt" style:font-size-complex="12pt"/>
    </style:style>
    <style:style style:name="P51" style:family="paragraph" style:parent-style-name="Text_20_body">
      <style:text-properties officeooo:paragraph-rsid="00133952"/>
    </style:style>
    <style:style style:name="P52" style:family="paragraph" style:parent-style-name="Text_20_body">
      <style:paragraph-properties fo:margin-top="0in" fo:margin-bottom="0in" style:contextual-spacing="false" fo:text-align="center" style:justify-single-word="false"/>
    </style:style>
    <style:style style:name="P53" style:family="paragraph" style:parent-style-name="Standard">
      <style:paragraph-properties fo:margin-left="0in" fo:margin-right="0in" fo:orphans="2" fo:widows="2" fo:text-indent="0in" style:auto-text-indent="false" fo:break-before="page"/>
      <style:text-properties officeooo:paragraph-rsid="002bcdcb"/>
    </style:style>
    <style:style style:name="P54" style:family="paragraph" style:parent-style-name="Standard">
      <style:paragraph-properties fo:margin-left="0in" fo:margin-right="0in" fo:orphans="2" fo:widows="2" fo:text-indent="0in" style:auto-text-indent="false"/>
      <style:text-properties officeooo:paragraph-rsid="002bcdcb"/>
    </style:style>
    <style:style style:name="P55" style:family="paragraph" style:parent-style-name="Text_20_body">
      <style:text-properties officeooo:paragraph-rsid="00216438"/>
    </style:style>
    <style:style style:name="P56"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officeooo:rsid="0011c3f7"/>
    </style:style>
    <style:style style:name="T17" style:family="text">
      <style:text-properties officeooo:rsid="00199f3b"/>
    </style:style>
    <style:style style:name="T18" style:family="text">
      <style:text-properties officeooo:rsid="001ec95a"/>
    </style:style>
    <style:style style:name="T19" style:family="text">
      <style:text-properties officeooo:rsid="001f6f63"/>
    </style:style>
    <style:style style:name="T20" style:family="text">
      <style:text-properties officeooo:rsid="00247785"/>
    </style:style>
    <style:style style:name="T21"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2"><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3">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2"><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1"><text:line-break/></text:span></text:p>
      <text:p text:style-name="P9"/>
      <text:p text:style-name="P21">Personalities</text:p>
      <text:p text:style-name="P32"><text:span text:style-name="T21"><text:line-break/></text:span><text:a xlink:type="simple" xlink:href="https://workdrive.zoho.com/file/pleth6a3ef47cc67c460d97405f051294dfdd" text:style-name="Internet_20_link" text:visited-style-name="Visited_20_Internet_20_Link">When I was arrested in India</text:a><text:span text:style-name="T21">,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1">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1">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1">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1">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1">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0">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7">n acharya </text:span>dressed in orange so many people doubt the good intentions of all <text:span text:style-name="T17">acharyas</text:span>.    </text:p>
      <text:p text:style-name="P6"/>
      <text:p text:style-name="P6"><text:span text:style-name="T17">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49">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8">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1"><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7"><text:line-break/></text:p>
      <text:p text:style-name="P28"><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19">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3"><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4"><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7">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4"/>
      <text:p text:style-name="P36"/>
      <text:p text:style-name="P15"><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8">Aghora <text:span text:style-name="T1">Tantra</text:span></text:p>
        <text:p text:style-name="P47">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8">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text:a xlink:type="simple" xlink:href="https://draft.blogger.com/#" text:style-name="Internet_20_link" text:visited-style-name="Visited_20_Internet_20_Link"><text:span text:style-name="T13">Listen to "Padmasambhava"</text:span></text:a></text:p>
        <text:p text:style-name="P3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8"> <text:line-break/><text:soft-page-break/><text:span text:style-name="T10">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5"><text:a xlink:type="simple" xlink:href="mailto: enckwilliam@protonmail.com?subject=Subscribe" text:style-name="Internet_20_link" text:visited-style-name="Visited_20_Internet_20_Link"><text:span text:style-name="T16"/></text:a></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0.3$Linux_X86_64 LibreOffice_project/30$Build-3</meta:generator>
    <dc:date>2022-06-26T18:29:25.833055262</dc:date>
    <meta:editing-duration>PT1H28M33S</meta:editing-duration>
    <meta:editing-cycles>28</meta:editing-cycles>
    <meta:document-statistic meta:table-count="0" meta:image-count="6" meta:object-count="0" meta:page-count="79" meta:paragraph-count="141" meta:word-count="35206" meta:character-count="203327" meta:non-whitespace-character-count="167865"/>
  </office:meta>
</office:document-meta>
</file>